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ury" table:style-name="ta1">
        <table:shapes>
          <draw:frame draw:z-index="0" draw:style-name="gr1" draw:text-style-name="P1" svg:width="653.9pt" svg:height="368.16pt" svg:x="308.24pt" svg:y="66.25pt">
            <draw:object draw:notify-on-update-of-ranges="century.A1:century.A10 century.B1:century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II BCE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string" calcext:value-type="string">
            <text:p>II BCE</text:p>
          </table:table-cell>
          <table:table-cell office:value-type="float" office:value="44095" calcext:value-type="float">
            <text:p>44095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float" office:value="1051420" calcext:value-type="float">
            <text:p>105142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32720" calcext:value-type="float">
            <text:p>153272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38499" calcext:value-type="float">
            <text:p>238499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226983" calcext:value-type="float">
            <text:p>22698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636" calcext:value-type="float">
            <text:p>36636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74178" calcext:value-type="float">
            <text:p>74178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85956" calcext:value-type="float">
            <text:p>85956</text:p>
          </table:table-cell>
        </table:table-row>
      </table:table>
      <table:named-expressions/>
      <table:database-ranges>
        <table:database-range table:name="__Anonymous_Sheet_DB__0" table:target-range-address="century.B1:century.B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19:49:32.515794843</dc:date>
    <meta:editing-duration>PT4M16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69cm" svg:height="12.989cm" xlink:href=".." xlink:type="simple" chart:class="chart:bar" chart:style-name="ch1">
        <chart:title svg:x="9.902cm" svg:y="0.368cm" chart:style-name="ch2">
          <text:p>Word number per century</text:p>
        </chart:title>
        <chart:plot-area chart:style-name="ch3" table:cell-range-address="century.A1:century.B10" chart:data-source-has-labels="column" svg:x="1.472cm" svg:y="1.433cm" svg:width="21.136cm" svg:height="10.316cm">
          <chartooo:coordinate-region svg:x="3.019cm" svg:y="1.632cm" svg:width="19.589cm" svg:height="9.47cm"/>
          <chart:axis chart:dimension="x" chart:name="primary-x" chart:style-name="ch4" chartooo:axis-type="auto">
            <chartooo:date-scale/>
            <chart:title svg:x="11.282cm" svg:y="12.008cm" chart:style-name="ch5">
              <text:p>Centuries</text:p>
            </chart:title>
            <chart:categories table:cell-range-address="century.A1:century.A10"/>
          </chart:axis>
          <chart:axis chart:dimension="y" chart:name="primary-y" chart:style-name="ch6">
            <chart:title svg:x="0.451cm" svg:y="7.918cm" chart:style-name="ch7">
              <text:p>Number of tokens</text:p>
            </chart:title>
            <chart:grid chart:style-name="ch8" chart:class="major"/>
          </chart:axis>
          <chart:series chart:style-name="ch9" chart:values-cell-range-address="century.B1:century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II BCE</text:p>
                <draw:g>
                  <svg:desc>century.A1:century.A10</svg:desc>
                </draw:g>
              </table:table-cell>
              <table:table-cell office:value-type="float" office:value="10950">
                <text:p>10950</text:p>
                <draw:g>
                  <svg:desc>century.B1:century.B10</svg:desc>
                </draw:g>
              </table:table-cell>
            </table:table-row>
            <table:table-row>
              <table:table-cell office:value-type="string">
                <text:p>II BCE</text:p>
              </table:table-cell>
              <table:table-cell office:value-type="float" office:value="44095">
                <text:p>44095</text:p>
              </table:table-cell>
            </table:table-row>
            <table:table-row>
              <table:table-cell office:value-type="string">
                <text:p>I BCE</text:p>
              </table:table-cell>
              <table:table-cell office:value-type="float" office:value="1051420">
                <text:p>105142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532720">
                <text:p>1532720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238499">
                <text:p>238499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226983">
                <text:p>22698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6636">
                <text:p>36636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85956">
                <text:p>85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